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25-09-18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25-06-04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25-03-1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24-11-07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24-09-26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24-05-22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24-02-27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23-12-14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23-09-26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23-06-28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23-03-09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22-11-03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22-09-08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22-06-03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21-08-25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21-02-10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20-09-15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20-06-0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20-02-10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19-07-10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19-05-1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19-02-05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18-10-29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18-08-2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18-05-29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18-03-07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17-11-0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17-08-01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17-05-08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17-02-01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16-10-17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16-07-22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16-05-05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16-02-01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15-10-27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15-08-10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15-07-01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15-04-17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15-01-2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14-10-07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14-07-22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14-05-07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14-02-21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13-07-15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13-05-09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13-02-14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12-10-23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12-07-30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12-04-25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12-01-24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11-12-13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11-10-18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11-07-07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11-04-13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11-01-25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10-10-13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10-07-06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10-04-08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10-02-0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9-10-20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9-07-14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9-04-20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9-02-17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8-10-21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8-07-21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8-04-08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8-02-06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7-11-05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7-07-30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7-05-16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7-01-30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6-10-2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6-10-17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6-07-10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6-05-17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6-04-27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6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5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5-04-25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5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4-10-1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4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4-04-1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4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3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3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3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3-04-15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3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2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2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1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1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1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1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1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1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0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2000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9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9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9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8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7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7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6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6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6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5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5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5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5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4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4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4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4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3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3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3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3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3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2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2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2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1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1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1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1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1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1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1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1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0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0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9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9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9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9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9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9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8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8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8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8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8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8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7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7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7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7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7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6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6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6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6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5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5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5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5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5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5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5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4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4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4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4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4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3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3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3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3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3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2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2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2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2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2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2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2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1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1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1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1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1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1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1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0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0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0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0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0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0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0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8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7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79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79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79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79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79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26076003502</text:p>
          </table:table-cell>
          <table:table-cell office:value-type="string" calcext:value-type="string">
            <text:p>62B <text:s/>2 SOW 098B</text:p>
          </table:table-cell>
          <table:table-cell office:value-type="string" calcext:value-type="string">
            <text:p>197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6" meta:object-count="0"/>
    <meta:user-defined meta:name="AppVersion">3.0</meta:user-defined>
  </office:meta>
</office:document-meta>
</file>